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sv" fo:country="SE" style:text-underline-style="none" fo:font-weight="normal" officeooo:paragraph-rsid="000be703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be703" officeooo:paragraph-rsid="000be703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e703" officeooo:paragraph-rsid="000be70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sv" fo:country="SE" style:text-underline-style="none" fo:font-weight="normal" officeooo:rsid="000be703" officeooo:paragraph-rsid="000be70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sv" fo:country="SE" style:text-underline-style="none" fo:font-weight="normal" officeooo:rsid="000be703" officeooo:paragraph-rsid="000de58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sv" fo:country="SE" style:text-underline-style="none" fo:font-weight="normal" officeooo:paragraph-rsid="000c317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sv" fo:country="SE" style:text-underline-style="none" fo:font-weight="bold" officeooo:rsid="000be703" officeooo:paragraph-rsid="000be70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language="sv" fo:country="SE" style:text-underline-style="none" fo:font-weight="bold" officeooo:rsid="000be703" officeooo:paragraph-rsid="000be703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language="sv" fo:country="SE" fo:font-style="italic" style:text-underline-style="solid" style:text-underline-width="auto" style:text-underline-color="font-color" fo:font-weight="bold" officeooo:rsid="000be703" officeooo:paragraph-rsid="000de58d" style:font-size-asian="10.5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sv" fo:country="SE" fo:font-style="italic" style:text-underline-style="none" fo:font-weight="bold" officeooo:rsid="000be703" officeooo:paragraph-rsid="000de58d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language="sv" fo:country="SE" fo:font-style="italic" style:text-underline-style="none" fo:font-weight="bold" officeooo:rsid="000ca09c" officeooo:paragraph-rsid="000de58d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language="sv" fo:country="SE" fo:font-style="normal" style:text-underline-style="none" fo:font-weight="normal" officeooo:rsid="000ca09c" officeooo:paragraph-rsid="000de58d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anguage="sv" fo:country="SE" fo:font-style="normal" style:text-underline-style="none" fo:font-weight="bold" officeooo:rsid="000ca09c" officeooo:paragraph-rsid="000de58d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0be703"/>
    </style:style>
    <style:style style:name="T2" style:family="text">
      <style:text-properties fo:font-weight="bold" officeooo:rsid="000be703" style:font-weight-asian="bold" style:font-weight-complex="bold"/>
    </style:style>
    <style:style style:name="T3" style:family="text">
      <style:text-properties fo:font-weight="bold" officeooo:rsid="000de58d" style:font-weight-asian="bold" style:font-weight-complex="bold"/>
    </style:style>
    <style:style style:name="T4" style:family="text">
      <style:text-properties officeooo:rsid="000c317c"/>
    </style:style>
    <style:style style:name="T5" style:family="text">
      <style:text-properties officeooo:rsid="000ca09c"/>
    </style:style>
    <style:style style:name="T6" style:family="text">
      <style:text-properties officeooo:rsid="000de58d"/>
    </style:style>
    <style:style style:name="T7" style:family="text">
      <style:text-properties style:text-underline-style="solid" style:text-underline-width="auto" style:text-underline-color="font-color" officeooo:rsid="000de5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ython I Linux</text:p>
      <text:p text:style-name="P3"/>
      <text:p text:style-name="P10"><text:span text:style-name="T6">Uppgift 1</text:span></text:p>
      <text:p text:style-name="P9"><text:span text:style-name="T6"/></text:p>
      <text:p text:style-name="P5">Prövade koden som stog i häftet (ändrade a &amp; b från 3 &amp; 2 till 10 &amp; 5)</text:p>
      <text:p text:style-name="P4"/>
      <text:p text:style-name="P7">def sum(a,b):</text:p>
      <text:p text:style-name="P7"><text:tab/>return a+b</text:p>
      <text:p text:style-name="P7"/>
      <text:p text:style-name="P7">print sum(10,5)</text:p>
      <text:p text:style-name="P7"/>
      <text:p text:style-name="P1"><text:span text:style-name="T1">Resultatet: </text:span><text:span text:style-name="T2">15</text:span></text:p>
      <text:p text:style-name="P7"/>
      <text:p text:style-name="P4">Testade samma saker fast med - , * , /.</text:p>
      <text:p text:style-name="P4"/>
      <text:p text:style-name="P7">def sum(a,b):</text:p>
      <text:p text:style-name="P7"><text:tab/>return a-b</text:p>
      <text:p text:style-name="P7"/>
      <text:p text:style-name="P7">print sum(10,5)</text:p>
      <text:p text:style-name="P4"/>
      <text:p text:style-name="P1"><text:span text:style-name="T1">Resultat: </text:span><text:span text:style-name="T2">5</text:span></text:p>
      <text:p text:style-name="P4"/>
      <text:p text:style-name="P7">def sum(a,b):</text:p>
      <text:p text:style-name="P7"><text:tab/>return a*b</text:p>
      <text:p text:style-name="P7"/>
      <text:p text:style-name="P7">print sum(10,5)</text:p>
      <text:p text:style-name="P4"/>
      <text:p text:style-name="P1"><text:span text:style-name="T1">Resultat: </text:span><text:span text:style-name="T2"><text:s/>50</text:span></text:p>
      <text:p text:style-name="P4"/>
      <text:p text:style-name="P8">def sum(a,b)</text:p>
      <text:p text:style-name="P8"><text:tab/>returne a/b</text:p>
      <text:p text:style-name="P8"/>
      <text:p text:style-name="P8">print sum(10,5)</text:p>
      <text:p text:style-name="P7"/>
      <text:p text:style-name="P1"><text:span text:style-name="T1"><text:s/>Resultat: </text:span><text:span text:style-name="T2">2</text:span></text:p>
      <text:p text:style-name="P7"/>
      <text:p text:style-name="P6"><text:span text:style-name="T4">Ordet framför (a,b) är namnet på ekvationen. Vilket betyder att man kan skriva vad man vill :D </text:span><text:span text:style-name="T5">Gånger (*) symbolen lopar </text:span><text:span text:style-name="T6">addition (+) x antal gånger. <text:s/>Divition (/) är samma sak fast med substraktion (-) istället för addition (+).</text:span></text:p>
      <text:p text:style-name="P6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oft-page-break/><text:span text:style-name="T6">Uppgift 2</text:span></text:p>
      <text:p text:style-name="P11"><text:span text:style-name="T6"/></text:p>
      <text:p text:style-name="P12"><text:span text:style-name="T6">Prövade koden som stog i häftet, fungerar den?</text:span></text:p>
      <text:p text:style-name="P13"><text:span text:style-name="T6"/></text:p>
      <text:p text:style-name="P13"><text:span text:style-name="T6">def mymult(a,b):</text:span></text:p>
      <text:p text:style-name="P13"><text:span text:style-name="T6"><text:tab/>svar=0</text:span></text:p>
      <text:p text:style-name="P13"><text:span text:style-name="T6"><text:tab/>while b&gt;0:</text:span></text:p>
      <text:p text:style-name="P13"><text:span text:style-name="T6"><text:tab/><text:tab/>b=b-1</text:span></text:p>
      <text:p text:style-name="P13"><text:span text:style-name="T6"><text:tab/><text:tab/>svar=</text:span><text:span text:style-name="T7">a+a</text:span></text:p>
      <text:p text:style-name="P13"><text:span text:style-name="T6"><text:tab/>return svar</text:span></text:p>
      <text:p text:style-name="P13"><text:span text:style-name="T6"/></text:p>
      <text:p text:style-name="P13"><text:span text:style-name="T6">print mymult(4,3)</text:span></text:p>
      <text:p text:style-name="P13"><text:span text:style-name="T6"/></text:p>
      <text:p text:style-name="P12"><text:span text:style-name="T6">Resultat: </text:span><text:span text:style-name="T3">4*3 = 8</text:span><text:span text:style-name="T6"> Detta betyder att koden inte fungerar. Varför inte?</text:span></text:p>
      <text:p text:style-name="P12"><text:span text:style-name="T6">Det koden gör är att den den börjar med svar=0. Sen tar den b - 1, sen tar den a + a (vilket är 4+4). Detta loppar den tills b=0. Men koden är felaktig. Den skriver ut 4+4 varje gång. Det ska istället stå:</text:span></text:p>
      <text:p text:style-name="P12"><text:span text:style-name="T6"/></text:p>
      <text:p text:style-name="P13"><text:span text:style-name="T6">def mymult(a,b):</text:span></text:p>
      <text:p text:style-name="P13"><text:span text:style-name="T6"><text:tab/>svar=0</text:span></text:p>
      <text:p text:style-name="P13"><text:span text:style-name="T6"><text:tab/>while b&gt;0:</text:span></text:p>
      <text:p text:style-name="P13"><text:span text:style-name="T6"><text:tab/><text:tab/>b=b-1</text:span></text:p>
      <text:p text:style-name="P13"><text:span text:style-name="T6"><text:tab/><text:tab/>svar=</text:span><text:span text:style-name="T7">svar+a</text:span></text:p>
      <text:p text:style-name="P13"><text:span text:style-name="T6"><text:tab/>return svar</text:span></text:p>
      <text:p text:style-name="P13"><text:span text:style-name="T6"/></text:p>
      <text:p text:style-name="P13"><text:span text:style-name="T6">print mymult(4,3)</text:span></text:p>
      <text:p text:style-name="P13"><text:span text:style-name="T6"/></text:p>
      <text:p text:style-name="P12"><text:span text:style-name="T6">Resultat: </text:span><text:span text:style-name="T3">4*3=12 </text:span><text:span text:style-name="T6">Detta är rätt. Det som händer nu är att man sparar svaret från föregående varv och adderar in det i näst varv.</text:span></text:p>
      <text:p text:style-name="P12"><text:span text:style-name="T6"/></text:p>
      <text:p text:style-name="P11"><text:span text:style-name="T6">Uppgift 3</text:span></text:p>
      <text:p text:style-name="P11"><text:span text:style-name="T6"/></text:p>
      <text:p text:style-name="P12"><text:span text:style-name="T6">Gör om koden åvand så att den fungerar med divi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sjo </meta:initial-creator>
    <meta:creation-date>2014-01-13T15:57:09</meta:creation-date>
    <dc:date>2014-01-13T17:08:04</dc:date>
    <dc:creator>fresjo </dc:creator>
    <meta:editing-duration>PT25M15S</meta:editing-duration>
    <meta:editing-cycles>2</meta:editing-cycles>
    <meta:generator>LibreOffice/4.0.2.2$Linux_x86 LibreOffice_project/400m0$Build-2</meta:generator>
    <meta:document-statistic meta:table-count="0" meta:image-count="0" meta:object-count="0" meta:page-count="2" meta:paragraph-count="42" meta:word-count="228" meta:character-count="1247" meta:non-whitespace-character-count="1040"/>
  </office:meta>
</office:document-meta>
</file>